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8.795cm" style:rel-column-width="32767*"/>
    </style:style>
    <style:style style:name="Tabla1.B" style:family="table-column">
      <style:table-column-properties style:column-width="8.795cm" style:rel-column-width="32768*"/>
    </style:style>
    <style:style style:name="Tabla1.A1" style:family="table-cell">
      <style:table-cell-properties style:writing-mode="page"/>
    </style:style>
    <style:style style:name="P1" style:family="paragraph" style:parent-style-name="Standard">
      <style:paragraph-properties fo:margin-top="0.101cm" fo:margin-bottom="0.101cm" loext:contextual-spacing="false" fo:line-height="115%"/>
      <style:text-properties officeooo:rsid="0022446d" officeooo:paragraph-rsid="0022446d"/>
    </style:style>
    <style:style style:name="P2" style:family="paragraph" style:parent-style-name="Standard">
      <style:paragraph-properties fo:margin-top="0.101cm" fo:margin-bottom="0.101cm" loext:contextual-spacing="false" fo:line-height="115%"/>
      <style:text-properties officeooo:rsid="0023ae72" officeooo:paragraph-rsid="0023ae72"/>
    </style:style>
    <style:style style:name="P3" style:family="paragraph" style:parent-style-name="Standard">
      <style:paragraph-properties fo:margin-top="0cm" fo:margin-bottom="0cm" loext:contextual-spacing="false" fo:line-height="115%"/>
      <style:text-properties officeooo:rsid="001f926e" officeooo:paragraph-rsid="001f926e"/>
    </style:style>
    <style:style style:name="P4" style:family="paragraph" style:parent-style-name="Standard">
      <style:paragraph-properties fo:margin-top="0cm" fo:margin-bottom="0cm" loext:contextual-spacing="false" fo:line-height="115%"/>
      <style:text-properties officeooo:rsid="001fe134" officeooo:paragraph-rsid="001fe134"/>
    </style:style>
    <style:style style:name="P5" style:family="paragraph" style:parent-style-name="Standard">
      <style:paragraph-properties fo:margin-top="0cm" fo:margin-bottom="0cm" loext:contextual-spacing="false" fo:line-height="115%"/>
      <style:text-properties officeooo:rsid="0022446d" officeooo:paragraph-rsid="0022446d"/>
    </style:style>
    <style:style style:name="P6" style:family="paragraph" style:parent-style-name="Table_20_Contents">
      <style:paragraph-properties fo:line-height="115%" fo:text-align="center" style:justify-single-word="false"/>
      <style:text-properties fo:font-weight="bold" officeooo:rsid="0021080f" officeooo:paragraph-rsid="0021080f" style:font-weight-asian="bold" style:font-weight-complex="bold"/>
    </style:style>
    <style:style style:name="P7" style:family="paragraph" style:parent-style-name="Table_20_Contents">
      <style:paragraph-properties fo:line-height="115%" fo:text-align="center" style:justify-single-word="false"/>
      <style:text-properties officeooo:rsid="0022446d" officeooo:paragraph-rsid="0022446d"/>
    </style:style>
    <style:style style:name="P8" style:family="paragraph" style:parent-style-name="Table_20_Contents">
      <style:paragraph-properties fo:margin-top="0.402cm" fo:margin-bottom="0.402cm" loext:contextual-spacing="false" fo:line-height="115%" fo:text-align="center" style:justify-single-word="false"/>
      <style:text-properties style:text-line-through-style="none" style:text-line-through-type="none" officeooo:rsid="0021080f" officeooo:paragraph-rsid="0021080f"/>
    </style:style>
    <style:style style:name="P9" style:family="paragraph" style:parent-style-name="Standard" style:list-style-name="L1">
      <style:paragraph-properties fo:margin-top="0cm" fo:margin-bottom="0cm" loext:contextual-spacing="false" fo:line-height="115%"/>
      <style:text-properties officeooo:rsid="001fe134" officeooo:paragraph-rsid="001fe134"/>
    </style:style>
    <style:style style:name="P10" style:family="paragraph" style:parent-style-name="Standard">
      <style:paragraph-properties fo:margin-top="0cm" fo:margin-bottom="0cm" loext:contextual-spacing="false" fo:line-height="115%"/>
      <style:text-properties officeooo:rsid="001f926e" officeooo:paragraph-rsid="00274190"/>
    </style:style>
    <style:style style:name="P11" style:family="paragraph" style:parent-style-name="Standard">
      <style:paragraph-properties fo:margin-top="0cm" fo:margin-bottom="0cm" loext:contextual-spacing="false" fo:line-height="115%"/>
      <style:text-properties officeooo:rsid="001f926e" officeooo:paragraph-rsid="00291fa4"/>
    </style:style>
    <style:style style:name="P12" style:family="paragraph" style:parent-style-name="Standard">
      <style:paragraph-properties fo:margin-top="0cm" fo:margin-bottom="0cm" loext:contextual-spacing="false" fo:line-height="115%"/>
      <style:text-properties officeooo:rsid="001f926e" officeooo:paragraph-rsid="0029eb9e"/>
    </style:style>
    <style:style style:name="P13" style:family="paragraph" style:parent-style-name="Standard">
      <style:paragraph-properties fo:margin-top="0cm" fo:margin-bottom="0cm" loext:contextual-spacing="false" fo:line-height="115%"/>
      <style:text-properties officeooo:paragraph-rsid="002b9c05"/>
    </style:style>
    <style:style style:name="P14" style:family="paragraph" style:parent-style-name="Standard">
      <style:paragraph-properties fo:margin-top="0cm" fo:margin-bottom="0cm" loext:contextual-spacing="false" fo:line-height="115%"/>
      <style:text-properties officeooo:rsid="002b9c05" officeooo:paragraph-rsid="002b9c05"/>
    </style:style>
    <style:style style:name="P15" style:family="paragraph" style:parent-style-name="Standard" style:list-style-name="L2">
      <style:paragraph-properties fo:margin-top="0.101cm" fo:margin-bottom="0.101cm" loext:contextual-spacing="false" fo:line-height="115%"/>
      <style:text-properties officeooo:rsid="0022446d" officeooo:paragraph-rsid="0022446d"/>
    </style:style>
    <style:style style:name="P16" style:family="paragraph" style:parent-style-name="Standard" style:list-style-name="L3">
      <style:paragraph-properties fo:margin-top="0.101cm" fo:margin-bottom="0.101cm" loext:contextual-spacing="false" fo:line-height="115%"/>
      <style:text-properties officeooo:rsid="0023ae72" officeooo:paragraph-rsid="0023ae72"/>
    </style:style>
    <style:style style:name="P17" style:family="paragraph" style:parent-style-name="Standard">
      <style:paragraph-properties fo:margin-top="0.101cm" fo:margin-bottom="0.101cm" loext:contextual-spacing="false" fo:line-height="115%"/>
      <style:text-properties officeooo:rsid="0023ae72" officeooo:paragraph-rsid="0023ae72"/>
    </style:style>
    <style:style style:name="P18" style:family="paragraph" style:parent-style-name="Standard" style:list-style-name="L3">
      <style:paragraph-properties fo:margin-top="0.101cm" fo:margin-bottom="0.101cm" loext:contextual-spacing="false" fo:line-height="115%"/>
      <style:text-properties fo:font-style="normal" officeooo:rsid="0023ae72" officeooo:paragraph-rsid="0023ae72" style:font-style-asian="normal" style:font-style-complex="normal"/>
    </style:style>
    <style:style style:name="P19" style:family="paragraph" style:parent-style-name="Standard">
      <style:paragraph-properties fo:margin-top="0.101cm" fo:margin-bottom="0.101cm" loext:contextual-spacing="false" fo:line-height="115%"/>
      <style:text-properties fo:font-style="normal" officeooo:rsid="0026150d" officeooo:paragraph-rsid="00274190" style:font-style-asian="normal" style:font-style-complex="normal"/>
    </style:style>
    <style:style style:name="P20" style:family="paragraph" style:parent-style-name="Standard">
      <style:paragraph-properties fo:margin-top="0.101cm" fo:margin-bottom="0.101cm" loext:contextual-spacing="false" fo:line-height="115%"/>
      <style:text-properties officeooo:rsid="00274190" officeooo:paragraph-rsid="00274190"/>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2491e0" style:font-style-asian="normal" style:font-style-complex="normal"/>
    </style:style>
    <style:style style:name="T4" style:family="text">
      <style:text-properties officeooo:rsid="002491e0"/>
    </style:style>
    <style:style style:name="T5" style:family="text">
      <style:text-properties officeooo:rsid="0026150d"/>
    </style:style>
    <style:style style:name="T6" style:family="text">
      <style:text-properties officeooo:rsid="00274190"/>
    </style:style>
    <style:style style:name="T7" style:family="text">
      <style:text-properties officeooo:rsid="001f926e"/>
    </style:style>
    <style:style style:name="T8" style:family="text">
      <style:text-properties officeooo:rsid="0007eae5"/>
    </style:style>
    <style:style style:name="T9" style:family="text">
      <style:text-properties officeooo:rsid="000a3c64"/>
    </style:style>
    <style:style style:name="T10" style:family="text">
      <style:text-properties fo:color="#000000" style:text-underline-style="none"/>
    </style:style>
    <style:style style:name="T11" style:family="text">
      <style:text-properties fo:color="#000000" style:text-underline-style="none" officeooo:rsid="000a3c64"/>
    </style:style>
    <style:style style:name="T12" style:family="text">
      <style:text-properties officeooo:rsid="002b9c0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Que es y que funciones tiene el kernel de Linux?</text:p>
      <text:p text:style-name="P3">2) ¿Cuál es la diferencia entre Linux y GNU/Linux?</text:p>
      <text:p text:style-name="P3">3) ¿Que es un Kernel Panic <text:span text:style-name="T6">y que produce</text:span>?</text:p>
      <text:p text:style-name="P3">4) ¿Como se consigue el código fuente del kernel? ¿Cual es su estructura?</text:p>
      <text:p text:style-name="P3">5) ¿En que consiste el proceso de compilación del kernel?¿Por qué compilar un kernel?</text:p>
      <text:p text:style-name="P3">6) ¿Que es un patch file y para qué sirve?</text:p>
      <text:p text:style-name="P3">7) El código fuente del kernel es mantenido por miles de desarrolladores a lo largo del planeta. ¿De qué forma se organizan para mantener las distintas versiones del kernel?</text:p>
      <text:p text:style-name="P3">8) Explique el funcionamiento del sistema de control de versiones utiizado para mantener el kernel de Linux. Proponga un ejemplo práctico donde se vea su utilidad.</text:p>
      <text:p text:style-name="P10">9) ¿Que se entiende por módulo en Linux? ¿En qué consiste? ¿Como se carga y descarga un módulo? <text:span text:style-name="T6">Brinde ejemplos de ello.</text:span></text:p>
      <text:p text:style-name="P10"><text:span text:style-name="T6">10) </text:span>Implemente un pequeño ejemplo de un módulo funcional <text:span text:style-name="T6">en lenguaje C</text:span>, indicando los pasos necesarios para su creación. <text:span text:style-name="T6">El módulo puede ser algo tan sencillo como mostrar un mensaje al cargarlo y otro al descargarlo</text:span></text:p>
      <text:p text:style-name="P3"/>
      <text:p text:style-name="P4">1) El kernel de Linux es el núcleo del Sistema Operativo. Si no se tiene el kernel no se podrá realizar ninguna tarea, porque se encarga de que tanto el Hardware como Software funcionen correctamente y puedan interactuar entre ellos.</text:p>
      <text:p text:style-name="P4">Las principales funciones del kernel son: </text:p>
      <text:list xml:id="list1415440703" text:style-name="L1">
        <text:list-item>
          <text:p text:style-name="P9">La administración de la memoria RAM para que funcionen todos los programas y procesos que se encuentran en ejecución.</text:p>
        </text:list-item>
        <text:list-item>
          <text:p text:style-name="P9">La administración del tiempo de procesador, que es utilizado por los procesos en ejecución.</text:p>
        </text:list-item>
        <text:list-item>
          <text:p text:style-name="P9">La gestión de acceso y uso de los diferentes periféricos conectados al ordenador.</text:p>
        </text:list-item>
      </text:list>
      <text:p text:style-name="P4"/>
      <text:p text:style-name="P4">2)</text:p>
      <table:table table:name="Tabla1" table:style-name="Tabla1">
        <table:table-column table:style-name="Tabla1.A"/>
        <table:table-column table:style-name="Tabla1.B"/>
        <table:table-row table:style-name="TableLine94620518752480">
          <table:table-cell table:style-name="Tabla1.A1" office:value-type="string">
            <text:p text:style-name="P6">Linux</text:p>
          </table:table-cell>
          <table:table-cell table:style-name="Tabla1.A1" office:value-type="string">
            <text:p text:style-name="P6">GNU/Linux</text:p>
          </table:table-cell>
        </table:table-row>
        <table:table-row table:style-name="TableLine94620518469920">
          <table:table-cell table:style-name="Tabla1.A1" office:value-type="string">
            <text:p text:style-name="P8">Sistema Operativo de uso libre.</text:p>
          </table:table-cell>
          <table:table-cell table:style-name="Tabla1.A1" office:value-type="string">
            <text:p text:style-name="P7">Nombre de un Sistema Operativo que utiliza el kernel Linux con componentes heredados de la GNU.</text:p>
          </table:table-cell>
        </table:table-row>
      </table:table>
      <text:p text:style-name="P5"/>
      <text:p text:style-name="P5">3) El Kernel Panic es un tipo de mensaje mostrado por el núcleo de un Sistema Operativo una vez detectado un error interno de un sistema del cual no se puede recuperar (pantalla azul de la muerte).</text:p>
      <text:p text:style-name="P5"/>
      <text:p text:style-name="P5">4) La forma mas fácil de conseguir el código fuente es el comando ‘apt-get source linux-source’.</text:p>
      <text:p text:style-name="P1">La estructura del kernel esta conformado por cinco subsistemas:</text:p>
      <text:list xml:id="list3986221152" text:style-name="L2">
        <text:list-item>
          <text:p text:style-name="P15">Planificador de procesos (sched).</text:p>
        </text:list-item>
        <text:list-item>
          <text:p text:style-name="P15"><text:span text:style-name="T5">A</text:span>dministrador o gestor de la memoria (mm).</text:p>
        </text:list-item>
        <text:list-item>
          <text:p text:style-name="P15">Sistema de archivos virtual o conmutador de sistema de archivos virtual (vfs, virtual filesystem swich).</text:p>
        </text:list-item>
        <text:list-item>
          <text:p text:style-name="P15">Interfaz de red (net).</text:p>
        </text:list-item>
        <text:list-item>
          <text:p text:style-name="P15"><text:soft-page-break/>Com<text:span text:style-name="T5">u</text:span>n<text:span text:style-name="T5">i</text:span>cación entre procesos (ipc, Inter-Process Communication).</text:p>
        </text:list-item>
      </text:list>
      <text:p text:style-name="P2"/>
      <text:p text:style-name="P2">5) El proceso se puede resumir en los siguientes pasos generales:</text:p>
      <text:list xml:id="list1135799309" text:style-name="L3">
        <text:list-item>
          <text:p text:style-name="P16">Obtener las fuentes del kernel.</text:p>
        </text:list-item>
        <text:list-item>
          <text:p text:style-name="P16">Instalar las herramientas necesarias para la compilación (gcc, build-essentials, etc.).</text:p>
        </text:list-item>
        <text:list-item>
          <text:p text:style-name="P16">Descomprimir las fuentes del kernel en <text:span text:style-name="T1">usr</text:span><text:span text:style-name="T2">/src/</text:span></text:p>
        </text:list-item>
        <text:list-item>
          <text:p text:style-name="P18">Configurar el kernel (ej: make menuconfig).</text:p>
        </text:list-item>
        <text:list-item>
          <text:p text:style-name="P18">Compilar (make), compilar los módulos (make modules), instalar los módulos (make modules_install).</text:p>
        </text:list-item>
        <text:list-item>
          <text:p text:style-name="P18">Instalar el kernel compilado (make install).</text:p>
        </text:list-item>
        <text:list-item>
          <text:p text:style-name="P18">Crear la imagen (initrd) para el nuevo kernel y ajustar grub para que la encuentre.</text:p>
        </text:list-item>
      </text:list>
      <text:p text:style-name="P2"><text:span text:style-name="T2">Con la compilación del kernel se gana velocidad y la computadora va a consumir menos memoria RAM </text:span><text:span text:style-name="T3">ya que se </text:span><text:span text:style-name="T2">optimiz</text:span><text:span text:style-name="T3">ara</text:span><text:span text:style-name="T2"> el kernel para la arquitectura </text:span><text:span text:style-name="T3">ordenador.</text:span></text:p>
      <text:p text:style-name="P19"/>
      <text:p text:style-name="P19"><text:span text:style-name="T4">6</text:span>)<text:span text:style-name="T7"> </text:span><text:span text:style-name="T6">El Patch es un comando que actualiza ficheros de texto de acuerdo a las instrucciones contenidas en un archivo separado, llamado archivo de parche. Este </text:span><text:span text:style-name="T8">es un archivo de texto que consiste en una lista de las diferencias entre ficheros y se produce mediante la ejecución del comando ‘</text:span><text:span text:style-name="T6">diff’ </text:span><text:span text:style-name="T8">comparando con el fichero original y actualizándolo con los argumentos de ‘diff’.</text:span></text:p>
      <text:p text:style-name="P20"><text:span text:style-name="T2"/></text:p>
      <text:p text:style-name="P20"><text:span text:style-name="T2">7) L</text:span><text:span text:style-name="T9">os desarrolladores se organizan mediante un sistema de control de versiones, al cual conocemos como GIT, creado tambien por Linus Tovald.</text:span></text:p>
      <text:p text:style-name="P20"/>
      <text:p text:style-name="P12">8) <text:span text:style-name="T10">Todos los sistemas de control de versiones se basan en disponer de un </text:span><text:span text:style-name="T11">repositorio</text:span><text:span text:style-name="T10">, que es el conjunto de información gestionada por el </text:span><text:span text:style-name="T11">sistema</text:span><text:span text:style-name="T10">. Este repositorio contiene el historial de versiones de todos los elementos gestionados. </text:span></text:p>
      <text:p text:style-name="P12"><text:span text:style-name="T10">Cada uno de los </text:span><text:span text:style-name="T11">usuarios</text:span><text:span text:style-name="T10"> puede crearse una copia local duplicando el contenido del repositorio para permitir su uso. Es posible duplicar la última versión o cualquier versión almacenada en el historial. <text:s/></text:span><text:span text:style-name="T11">Un ejemplo práctico puede ser al hacer un trabajo de programación en conjunto con compañeros, cada uno puede actualizar y modificar el código sin necesidad de estar utilizando la misma maquina. </text:span></text:p>
      <text:p text:style-name="P11"/>
      <text:p text:style-name="P11">9) <text:span text:style-name="T12">Los módulos son bloques de código que se pueden vincular dinámicamente al kernel en cualquier momento despues de que el sistema se haya iniciado. Pueden desvincularse del kernel y eliminarse cuando ya no sean necesarios. La mayoría de los módulos del kernel de Linux son controladores de dispositivos, controladores de pseudodispositivos como controladores de red o sistemas de archivos.</text:span></text:p>
      <text:p text:style-name="P14"/>
      <text:p text:style-name="P13"><text:soft-page-break/><text:span text:style-name="T12">El comando ‘modprobe’ se usa para agregar y eliminar módulos del kernel. Linux mantiene el directorio del módulo de kernel en </text:span>‘/ lib / modules /’ uname -r ‘/ kernel / drivers /’ <text:s/><text:span text:style-name="T12">y archivos de configuracion.</text:span></text:p>
      <text:p text:style-name="P11"/>
      <text:p text:style-name="P11"><text:span text:style-name="T6">10) </text:span>Implemente un pequeño ejemplo de un módulo funcional <text:span text:style-name="T6">en lenguaje C</text:span>, indicando los pasos necesarios para su creación. <text:span text:style-name="T6">El módulo puede ser algo tan sencillo como mostrar un mensaje al cargarlo y otro al descargarlo.</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L"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15T17:25:22.892788881</meta:creation-date>
    <dc:date>2022-04-24T09:47:43.330856635</dc:date>
    <meta:editing-duration>PT20M44S</meta:editing-duration>
    <meta:editing-cycles>4</meta:editing-cycles>
    <meta:generator>LibreOffice/6.4.7.2$Linux_X86_64 LibreOffice_project/40$Build-2</meta:generator>
    <meta:document-statistic meta:table-count="1" meta:image-count="0" meta:object-count="0" meta:page-count="3" meta:paragraph-count="44" meta:word-count="824" meta:character-count="4992" meta:non-whitespace-character-count="4222"/>
  </office:meta>
</office:document-meta>
</file>